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color="#ffffff" style:font-name="Segoe UI1" fo:font-size="15pt" fo:text-shadow="1pt 1pt" fo:font-weight="normal" style:font-size-asian="15pt" style:font-weight-asian="normal" style:font-size-complex="15pt" style:font-weight-complex="normal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000000" style:font-name="Segoe UI1" fo:font-size="15pt" fo:text-shadow="1pt 1pt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000000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774cm" svg:x="1.524cm" svg:y="0.508cm">
          <draw:text-box>
            <text:p text:style-name="P1"><text:span text:style-name="T1">Second Reading</text:span></text:p>
            <text:p text:style-name="P1"><text:span text:style-name="T2">Revelation 21:9–14, 21–2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146cm" svg:height="6.858cm" svg:x="1.524cm" svg:y="0.508cm">
          <draw:text-box>
            <text:p text:style-name="P4"><text:span text:style-name="T3">9</text:span><text:span text:style-name="T4">Then came one of the seven angels who had the seven bowls full of the seven last plagues and spoke to me, saying, “Come, I will show you the Bride, the wife of the Lamb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146cm" svg:height="8.382cm" svg:x="1.524cm" svg:y="0.508cm">
          <draw:text-box>
            <text:p text:style-name="P4"><text:span text:style-name="T3">10</text:span><text:span text:style-name="T4">And he carried me away in the Spirit to a great, high mountain, and showed me the holy city Jerusalem coming down out of heaven from God, </text:span><text:span text:style-name="T3">11</text:span><text:span text:style-name="T4">having the glory of God, its radiance like a most rare jewel, like a jasper, clear as crystal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6" draw:layer="layout" svg:width="25.146cm" svg:height="6.858cm" svg:x="1.524cm" svg:y="0.508cm">
          <draw:text-box>
            <text:p text:style-name="P4"><text:span text:style-name="T3">12</text:span><text:span text:style-name="T4">It had a great, high wall, with twelve gates, and at the gates twelve angels, and on the gates the names of the twelve tribes of the sons of Israel were inscribed—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6" draw:layer="layout" svg:width="25.146cm" svg:height="8.128cm" svg:x="1.524cm" svg:y="0.508cm">
          <draw:text-box>
            <text:p text:style-name="P4"><text:span text:style-name="T3">13</text:span><text:span text:style-name="T4">on the east three gates, on the north three gates, on the south three gates, and on the west three gates. </text:span><text:span text:style-name="T3">14</text:span><text:span text:style-name="T4">And the wall of the city had twelve foundations, and on them were the twelve names of the twelve apostles of the Lamb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7" draw:layer="layout" svg:width="25.146cm" svg:height="6.35cm" svg:x="1.524cm" svg:y="0.508cm">
          <draw:text-box>
            <text:p text:style-name="P4"><text:span text:style-name="T3">21</text:span><text:span text:style-name="T4">And the twelve gates were twelve pearls, each of the gates made of a single pearl, and the street of the city was pure gold, transparent as gla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6" draw:layer="layout" svg:width="25.146cm" svg:height="8.128cm" svg:x="1.524cm" svg:y="0.508cm">
          <draw:text-box>
            <text:p text:style-name="P4"><text:span text:style-name="T3">22</text:span><text:span text:style-name="T4">And I saw no temple in the city, for its temple is the Lord God the Almighty and the Lamb. </text:span><text:span text:style-name="T3">23</text:span><text:span text:style-name="T4">And the city has no need of sun or moon to shine on it, for the glory of God gives it light, and its lamp is the Lamb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8" draw:layer="layout" svg:width="25.146cm" svg:height="6.604cm" svg:x="1.524cm" svg:y="0.508cm">
          <draw:text-box>
            <text:p text:style-name="P4"><text:span text:style-name="T3">24</text:span><text:span text:style-name="T4">By its light will the nations walk, and the kings of the earth will bring their glory into it, </text:span><text:span text:style-name="T3">25</text:span><text:span text:style-name="T4">and its gates will never be shut by day—and there will be no night the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6" draw:layer="layout" svg:width="25.146cm" svg:height="8.128cm" svg:x="1.524cm" svg:y="0.508cm">
          <draw:text-box>
            <text:p text:style-name="P4"><text:span text:style-name="T3">26</text:span><text:span text:style-name="T4">They will bring into it the glory and the honor of the nations. </text:span><text:span text:style-name="T3">27</text:span><text:span text:style-name="T4">But nothing unclean will ever enter it, nor anyone who does what is detestable or false, but only those who are written in the Lamb’s book of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0:51:45.465000000</meta:creation-date>
    <dc:date>2016-04-29T13:23:00.556000000</dc:date>
    <meta:editing-duration>PT7M23S</meta:editing-duration>
    <meta:editing-cycles>5</meta:editing-cycles>
    <meta:generator>LibreOffice/5.1.1.3$Windows_X86_64 LibreOffice_project/89f508ef3ecebd2cfb8e1def0f0ba9a803b88a6d</meta:generator>
    <meta:document-statistic meta:object-count="48"/>
  </office:meta>
</office:document-meta>
</file>